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7cm"/>
    </style:style>
    <style:style style:name="co3" style:family="table-column">
      <style:table-column-properties fo:break-before="auto" style:column-width="4.352cm"/>
    </style:style>
    <style:style style:name="co4" style:family="table-column">
      <style:table-column-properties fo:break-before="auto" style:column-width="4.521cm"/>
    </style:style>
    <style:style style:name="co5" style:family="table-column">
      <style:table-column-properties fo:break-before="auto" style:column-width="4.225cm"/>
    </style:style>
    <style:style style:name="co6" style:family="table-column">
      <style:table-column-properties fo:break-before="auto" style:column-width="4.5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2.822cm"/>
    </style:style>
    <style:style style:name="co9" style:family="table-column">
      <style:table-column-properties fo:break-before="auto" style:column-width="2.907cm"/>
    </style:style>
    <style:style style:name="co10" style:family="table-column">
      <style:table-column-properties fo:break-before="auto" style:column-width="4.0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 table:number-columns-spanned="1" table:number-rows-spanned="2">
            <text:p>ШИМ, кГц</text:p>
          </table:table-cell>
          <table:table-cell office:value-type="string" calcext:value-type="string" table:number-columns-spanned="6" table:number-rows-spanned="1">
            <text:p>Выходное напряжение, В</text:p>
          </table:table-cell>
          <table:covered-table-cell table:number-columns-repeated="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Индуктивность 47 мкГн</text:p>
          </table:table-cell>
          <table:table-cell office:value-type="string" calcext:value-type="string">
            <text:p>Индуктивность 220 мкГн</text:p>
          </table:table-cell>
          <table:table-cell office:value-type="string" calcext:value-type="string">
            <text:p>Индуктивность 330 мкГн</text:p>
          </table:table-cell>
          <table:table-cell office:value-type="string" calcext:value-type="string">
            <text:p>Индуктивность 470 мкГн</text:p>
          </table:table-cell>
          <table:table-cell office:value-type="string" calcext:value-type="string">
            <text:p>Индуктивность 680 мкГн</text:p>
          </table:table-cell>
          <table:table-cell office:value-type="string" calcext:value-type="string">
            <text:p>Индуктивность 4.7 мГн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К-т заполнения:</text:p>
          </table:table-cell>
          <table:table-cell table:formula="of:=128/255" office:value-type="float" office:value="0.501960784313726" calcext:value-type="float">
            <text:p>0.501960784313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float" office:value="148" calcext:value-type="float">
            <text:p>148</text:p>
          </table:table-cell>
          <table:table-cell office:value-type="float" office:value="185" calcext:value-type="float">
            <text:p>185</text:p>
          </table:table-cell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23" calcext:value-type="float">
            <text:p>123</text:p>
          </table:table-cell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196" calcext:value-type="float">
            <text:p>196</text:p>
          </table:table-cell>
          <table:table-cell office:value-type="float" office:value="170" calcext:value-type="float">
            <text:p>170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  <table:table-cell office:value-type="float" office:value="171" calcext:value-type="float">
            <text:p>171</text:p>
          </table:table-cell>
          <table:table-cell office:value-type="float" office:value="155" calcext:value-type="float">
            <text:p>15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65" calcext:value-type="float">
            <text:p>165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142" calcext:value-type="float">
            <text:p>142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162" calcext:value-type="float">
            <text:p>162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0.1" calcext:value-type="float">
            <text:p>20.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20.2" calcext:value-type="float">
            <text:p>20.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0.4" calcext:value-type="float">
            <text:p>20.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20.6" calcext:value-type="float">
            <text:p>20.6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20.7" calcext:value-type="float">
            <text:p>20.7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20.8" calcext:value-type="float">
            <text:p>20.8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20.9" calcext:value-type="float">
            <text:p>20.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6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Параметр ШИМ</text:p>
          </table:table-cell>
          <table:table-cell office:value-type="string" calcext:value-type="string">
            <text:p>К-т заполнения</text:p>
          </table:table-cell>
          <table:table-cell office:value-type="string" calcext:value-type="string">
            <text:p>Выходное напряжение, В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]/255" office:value-type="float" office:value="0.0392156862745098" calcext:value-type="float">
            <text:p>0.03921568627450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Частота:</text:p>
          </table:table-cell>
          <table:table-cell office:value-type="string" calcext:value-type="string">
            <text:p>20.5 кГц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3]/255" office:value-type="float" office:value="0.0784313725490196" calcext:value-type="float">
            <text:p>0.078431372549019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Индуктивность:</text:p>
          </table:table-cell>
          <table:table-cell office:value-type="string" calcext:value-type="string">
            <text:p>330 мкГн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]/255" office:value-type="float" office:value="0.117647058823529" calcext:value-type="float">
            <text:p>0.117647058823529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]/255" office:value-type="float" office:value="0.156862745098039" calcext:value-type="float">
            <text:p>0.15686274509803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]/255" office:value-type="float" office:value="0.196078431372549" calcext:value-type="float">
            <text:p>0.196078431372549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7]/255" office:value-type="float" office:value="0.235294117647059" calcext:value-type="float">
            <text:p>0.235294117647059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8]/255" office:value-type="float" office:value="0.274509803921569" calcext:value-type="float">
            <text:p>0.274509803921569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9]/255" office:value-type="float" office:value="0.313725490196078" calcext:value-type="float">
            <text:p>0.313725490196078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0]/255" office:value-type="float" office:value="0.352941176470588" calcext:value-type="float">
            <text:p>0.352941176470588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]/255" office:value-type="float" office:value="0.392156862745098" calcext:value-type="float">
            <text:p>0.392156862745098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2]/255" office:value-type="float" office:value="0.431372549019608" calcext:value-type="float">
            <text:p>0.431372549019608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3]/255" office:value-type="float" office:value="0.470588235294118" calcext:value-type="float">
            <text:p>0.470588235294118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4]/255" office:value-type="float" office:value="0.509803921568627" calcext:value-type="float">
            <text:p>0.509803921568627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5]/255" office:value-type="float" office:value="0.549019607843137" calcext:value-type="float">
            <text:p>0.549019607843137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6]/255" office:value-type="float" office:value="0.588235294117647" calcext:value-type="float">
            <text:p>0.588235294117647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7]/255" office:value-type="float" office:value="0.627450980392157" calcext:value-type="float">
            <text:p>0.627450980392157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8]/255" office:value-type="float" office:value="0.666666666666667" calcext:value-type="float">
            <text:p>0.666666666666667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9]/255" office:value-type="float" office:value="0.705882352941177" calcext:value-type="float">
            <text:p>0.705882352941177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0]/255" office:value-type="float" office:value="0.745098039215686" calcext:value-type="float">
            <text:p>0.745098039215686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1]/255" office:value-type="float" office:value="0.784313725490196" calcext:value-type="float">
            <text:p>0.784313725490196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2]/255" office:value-type="float" office:value="0.823529411764706" calcext:value-type="float">
            <text:p>0.823529411764706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3]/255" office:value-type="float" office:value="0.862745098039216" calcext:value-type="float">
            <text:p>0.862745098039216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4]/255" office:value-type="float" office:value="0.901960784313726" calcext:value-type="float">
            <text:p>0.901960784313726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5]/255" office:value-type="float" office:value="0.941176470588235" calcext:value-type="float">
            <text:p>0.941176470588235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6]/255" office:value-type="float" office:value="0.980392156862745" calcext:value-type="float">
            <text:p>0.980392156862745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12:33:25.61438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21:26:19.726949900</meta:creation-date>
    <dc:date>2025-09-19T13:03:01.313110100</dc:date>
    <meta:editing-duration>PT1H21M18S</meta:editing-duration>
    <meta:editing-cycles>3</meta:editing-cycles>
    <meta:generator>LibreOffice/25.2.5.2$Windows_X86_64 LibreOffice_project/03d19516eb2e1dd5d4ccd751a0d6f35f35e08022</meta:generator>
    <meta:document-statistic meta:table-count="2" meta:cell-count="254" meta:object-count="0"/>
  </office:meta>
</office:document-meta>
</file>